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9a0" officeooo:paragraph-rsid="001a0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mi primer proyecto loca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4:32:09.780555219</meta:creation-date>
    <dc:date>2022-10-12T14:33:03.710335763</dc:date>
    <meta:editing-duration>PT57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6.4.7.2$Linux_X86_64 LibreOffice_project/40$Build-2</meta:generator>
  </office:meta>
</office:document-meta>
</file>